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2a6099" loext:opacity="100%" style:font-name="Consolas" fo:font-size="10.5pt" fo:font-weight="normal" fo:background-color="transparent"/>
    </style:style>
    <style:style style:name="P2" style:family="paragraph" style:parent-style-name="Standard">
      <style:text-properties fo:color="#2a6099" loext:opacity="100%"/>
    </style:style>
    <style:style style:name="P3" style:family="paragraph" style:parent-style-name="Standard">
      <style:text-properties fo:color="#2a6099" loext:opacity="100%" officeooo:paragraph-rsid="000539a8"/>
    </style:style>
    <style:style style:name="T1" style:family="text">
      <style:text-properties officeooo:rsid="000539a8"/>
    </style:style>
    <style:style style:name="T2" style:family="text">
      <style:text-properties fo:color="#6a9955" loext:opacity="100%"/>
    </style:style>
    <style:style style:name="T3" style:family="text">
      <style:text-properties fo:color="#2a6099" loext:opacity="100%"/>
    </style:style>
    <style:style style:name="T4" style:family="text">
      <style:text-properties fo:color="#2a6099" loext:opacity="100%" officeooo:rsid="000539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- Mostrar cuantas publicaciones de cada tipo tenemos, se tiene que mostrar el codigo, la descripcion y la cantidad.(3)</text:p>
      <text:p text:style-name="Standard"/>
      <text:p text:style-name="P3"><text:span text:style-name="T1">select * from tipo;</text:span></text:p>
      <text:p text:style-name="Standard"><text:tab/></text:p>
      <text:p text:style-name="Standard">2.- Mostrar la descripcion del tipo de publicacion y el precio de la publicación mas cara de cada tipo.(3)</text:p>
      <text:p text:style-name="Standard"/>
      <text:p text:style-name="Standard"><text:span text:style-name="T4">select descripcion max(precio) as * precio mas caro *from tipo </text:span></text:p>
      <text:p text:style-name="Standard"><text:span text:style-name="T4"/></text:p>
      <text:p text:style-name="Standard">3.- Mostrar cuantas publicaciones de cada tipo tiene cada autor.(11)</text:p>
      <text:p text:style-name="P2">select autor,idtipo from publicacion;</text:p>
      <text:p text:style-name="Standard"><text:tab/></text:p>
      <text:p text:style-name="Standard">4.- Mostrar el nombre y apellido, en un solo campo, de los usuarios que estan activos.(4)</text:p>
      <text:p text:style-name="Standard"><text:tab/></text:p>
      <text:p text:style-name="Standard">5.- Mostrar el nombre y apellido, en un solo campo, de los empleados que su nombre y apellido empiecen por la misma letra;(2)</text:p>
      <text:p text:style-name="Standard"/>
      <text:p text:style-name="Standard"><text:s/><text:span text:style-name="T3">select concat (nombre,' ',apellido) from empleado where left(nombre,1)=left(apellido,1);</text:span></text:p>
      <text:p text:style-name="Standard"><text:tab/></text:p>
      <text:p text:style-name="Standard">6.- Incrementar un 20% el stock de las publicaciones que su stock sea inferior a 1000.(11)</text:p>
      <text:p text:style-name="Standard"><text:tab/></text:p>
      <text:p text:style-name="Standard">7.- Mostrar el titulo de las publcaciones que su titulo contengan dos 0 consecutivos.(2)</text:p>
      <text:p text:style-name="P1">select titulo from publicacion where titulo like'%00%';</text:p>
      <text:p text:style-name="Standard"/>
      <text:p text:style-name="Standard"><text:tab/></text:p>
      <text:p text:style-name="Standard">8.- Mostrar los empleados que en su mail tienen un minimo de 6 letras antes de la @.(3)</text:p>
      <text:p text:style-name="P2"><text:s/>select from empleado where email like '%______%';</text:p>
      <text:p text:style-name="Standard"/>
      <text:p text:style-name="Standard">9.- Mostrar de cada venta el nombre del empleado, el nombre del cliente, el titulo de la publicacion vendida y la cantidad de ejemplares de la ventas que se han vendido mas de 5 ejemplares.(6)</text:p>
      <text:p text:style-name="Standard"><text:tab/></text:p>
      <text:p text:style-name="Standard">10.- Mostrar el nombre del empleado que ha realizado mas de 3 ventas.(5)</text:p>
      <text:p text:style-name="Standard"><text:tab/></text:p>
      <text:p text:style-name="Standard">11.- Mostrar cuantos ejemplares se han vendido de cada publicación, se tiene que mostrar el id de la publicación y la cantidad de ejemplares vendidos en total.(12)</text:p>
      <text:p text:style-name="Standard"><text:tab/></text:p>
      <text:p text:style-name="Standard">12.- Mostrar cuantos ejemplares se han vendido de cada tipo de publicación, se tiene que mostrar la descripción del tipo de publicación y la cantidad de ejmplares vendidos.(3)</text:p>
      <text:p text:style-name="Standard"><text:tab/></text:p>
      <text:p text:style-name="Standard">13.- Contar cuantas ventas hay de diciembre de 2023.(1)</text:p>
      <text:p text:style-name="P2">select * from venta where year(fecha)=2023;</text:p>
      <text:p text:style-name="Standard"><text:tab/></text:p>
      <text:p text:style-name="Standard">14.- Mostrar las ventas que se han producido en los ultimos 30 dias.(2)</text:p>
      <text:p text:style-name="Standard"><text:tab/></text:p>
      <text:p text:style-name="Standard">15.- Mostrar las publicaciones que no sean de la primera edición.(1)</text:p>
      <text:p text:style-name="P2">select <text:s/>nroedicion from publicacion where <text:s/>nroedicion ='2'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9T15:30:29.596000000</meta:creation-date>
    <dc:date>2024-02-19T17:39:05.410000000</dc:date>
    <meta:editing-duration>PT2H8M38S</meta:editing-duration>
    <meta:editing-cycles>1</meta:editing-cycles>
    <meta:document-statistic meta:table-count="0" meta:image-count="0" meta:object-count="0" meta:page-count="1" meta:paragraph-count="35" meta:word-count="324" meta:character-count="1996" meta:non-whitespace-character-count="1678"/>
    <meta:generator>LibreOffice/7.5.4.2$Windows_X86_64 LibreOffice_project/36ccfdc35048b057fd9854c757a8b67ec53977b6</meta:generator>
  </office:meta>
</office:document-meta>
</file>